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2e637" officeooo:paragraph-rsid="0002e637"/>
    </style:style>
    <style:style style:name="P2" style:family="paragraph" style:parent-style-name="Standard">
      <style:text-properties officeooo:rsid="00039a8b" officeooo:paragraph-rsid="00039a8b"/>
    </style:style>
    <style:style style:name="P3" style:family="paragraph" style:parent-style-name="Standard">
      <style:text-properties officeooo:rsid="00054882" officeooo:paragraph-rsid="00054882"/>
    </style:style>
    <style:style style:name="P4" style:family="paragraph" style:parent-style-name="Standard">
      <style:text-properties officeooo:rsid="00058570" officeooo:paragraph-rsid="00058570"/>
    </style:style>
    <style:style style:name="T1" style:family="text">
      <style:text-properties officeooo:rsid="000548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EJAMENTO DO PROJETO:</text:p>
      <text:p text:style-name="P1"/>
      <text:p text:style-name="P2">1) Testes e implementacao do motor de passo:</text:p>
      <text:p text:style-name="P2">-Foi feito um teste do driver junto com o motor e codificado um programa em que, <text:s/>ao receber os parametros iniciais (graus dos motores), gira cada motor de acordo</text:p>
      <text:p text:style-name="P2"/>
      <text:p text:style-name="P3">Dados:</text:p>
      <text:p text:style-name="P4">Motor de 200 passos, sendo cada passo 1.8 graus.</text:p>
      <text:p text:style-name="P4"/>
      <text:p text:style-name="P4">Se quero andar 100 graus, (100/1.8) = 55 passos.</text:p>
      <text:p text:style-name="P4"/>
      <text:p text:style-name="P2"/>
      <text:p text:style-name="P2">2) Modelo da Interface:</text:p>
      <text:p text:style-name="P2">-<text:span text:style-name="T1">Utilizando java com algumas bibliotecas <text:s/>graficas <text:s/>(a pesquisar). Pesquisa:</text:span></text:p>
      <text:p text:style-name="P2">→Awt</text:p>
      <text:p text:style-name="P2"/>
      <text:p text:style-name="P2"/>
      <text:p text:style-name="P3">3) Comunicacao serial com o pic via serial RS-232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0:37:44.039291843</meta:creation-date>
    <dc:date>2019-04-23T13:08:10.683494369</dc:date>
    <meta:editing-duration>PT2M18S</meta:editing-duration>
    <meta:editing-cycles>1</meta:editing-cycles>
    <meta:document-statistic meta:table-count="0" meta:image-count="0" meta:object-count="0" meta:page-count="1" meta:paragraph-count="10" meta:word-count="82" meta:character-count="485" meta:non-whitespace-character-count="410"/>
    <meta:generator>LibreOffice/6.0.7.3$Linux_X86_64 LibreOffice_project/00m0$Build-3</meta:generator>
  </office:meta>
</office:document-meta>
</file>